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e sun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inevitably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had materialised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P2">She didn’t know. She didn’t know, but she didn’t stop. Then,</text:p>
      <text:p text:style-name="P2"><text:span text:style-name="T1">Ah...</text:span></text:p>
      <text:p text:style-name="P2">As a refreshing breeze came to meet her,</text:p>
      <text:p text:style-name="P2"><text:span text:style-name="T1">I see...</text:span></text:p>
      <text:p text:style-name="P2">The answer came to her naturally: she was chasing after happiness.</text:p>
      <text:p text:style-name="P2">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So,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do anything... Here, take this.”</text:p>
      <text:p text:style-name="P2">And just like that, sun girl had a large stack of printouts put in her hands, preventing her from bouncing around any further lest she dropped some papers.</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text:s text:c="1"/>heart dance for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the door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Simultaneously, all eyes turned to her. And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Great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She hadn’t.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called out to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was a close friend of yours,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 <text:span text:style-name="T1">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hours before she found the courage to reach out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text:p>
      <text:p text:style-name="Normal">As the bell sounded the beginning of lunch break, the entire class let out <text:s text:c="1"/>a sigh of relief. Some got up and stretched themselves, others got to tidying their desks before going to lunch, and others still had relaxed so much they were melting in their chair. She alone had remained immobile, her hands in her laps, her gaze to the ground.</text:p>
      <text:p text:style-name="Normal">She looked worried. She looked your way.</text:p>
      <text:p text:style-name="Normal">Then, before anyone could reach you, before you could reach anyone,</text:p>
      <text:p text:style-name="Normal">“Hey...” she called out. But your eyes were closed, you seemed to have fallen asleep on your desk, and her voice was only a whisper: it didn’t reach you.</text:p>
      <text:p text:style-name="Normal">Seeing this, she wanted to sigh too, <text:span text:style-name="T1">but that won’t get me anywhere, will it?</text:span> So instead, she took in a deep breath, then exhaled slowly. Mustering all her courage,</text:p>
      <text:p text:style-name="Normal">*tap* she nudged your shoulder ever so lightly. To her delight, you opened your eyes and turned to her.</text:p>
      <text:p text:style-name="Normal">“Hey,” she repeated.</text:p>
      <text:p text:style-name="Normal">You didn’t say a word. To her however, it was plain you were asking what was the matter.</text:p>
      <text:p text:style-name="Normal">Mentally, she took another deep breath. All of the courage she’d mustered, she released it in one whisper, in one question: “... Are you free after lunch?”</text:p>
      <text:p text:style-name="Normal">You blinked, you looked away, and after an eternal second, “mm,” you nodded, “you need me for something?”</text:p>
      <text:p text:style-name="Normal">Her eyes widened with hope, and, doing her best to keep her happiness from showing, “yeah, mind if we meet up somewhere? Say... At the library?”</text:p>
      <text:p text:style-name="Normal">Surely you were wondering what it was that she wanted, regardless, “alright, no problem,” was your entire answer.</text:p>
      <text:p text:style-name="Normal">It was her turn to nod, and, failing to contain a smile, she got up and ran away from the classroom at the fastest walking pace reason allowed. She’d cleared the first hurdle, but she also knew that meant very little if she didn’t follow through till the very end. What was it that she’d wanted to tell you? <text:span text:style-name="T1">Why, of course... Everything.</text:span> Although, she was aware of how heavy everything could be, so she would say a little at a time, <text:span text:style-name="T1">starting with how I love you...</text:span></text:p>
      <text:p text:style-name="Normal">She was in the hallway now. She stopped in her tracks, leaned against the wall, and looked up to the sky that was hidden beyond the ceiling. She wished she were free. She wished she could just be, and everything was alright around her, and there was nothing to worry about, and you were by her side. There was nothing extraordinary about what she wished for, so why did it feel impossible? Why did it feel like a far-fetched dream? <text:span text:style-name="T1">Maybe it’s because I don’t know if I can even take the first step towards that dream. Maybe because I don’t think I can tell you that I love you...</text:span> She’d never had the courage to even strike up a conversation with anyon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Did you know? This light was her last. Your light was.</text:p>
      <text:p text:style-name="Normal">彼女は助けてもらおうとしてる。</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